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2.0 -->
  <office:font-face-decls>
    <style:font-face style:name="Courier New" svg:font-family="Courier New"/>
    <style:font-face style:name="Verdana" svg:font-family="Verdana"/>
  </office:font-face-decls>
  <office:automatic-styles>
    <style:style style:name="P1" style:family="paragraph" style:parent-style-name="Heading_20_1">
      <style:paragraph-properties fo:text-align="left" fo:margin-bottom="0.494cm"/>
    </style:style>
    <style:style style:name="T1_1" style:family="text" style:parent-style-name="Default_20_Paragraph_20_Font"/>
    <style:style style:name="P2" style:family="paragraph" style:parent-style-name="Heading_20_2">
      <style:paragraph-properties fo:text-align="left" fo:margin-bottom="0.494cm"/>
    </style:style>
    <style:style style:name="T2_1" style:family="text" style:parent-style-name="Default_20_Paragraph_20_Font"/>
    <style:style style:name="P3" style:family="paragraph" style:parent-style-name="Div">
      <style:paragraph-properties fo:text-align="left" fo:margin-bottom="0.494cm"/>
    </style:style>
    <style:style style:name="T3_1" style:family="text" style:parent-style-name="Default_20_Paragraph_20_Font">
      <style:text-properties fo:font-weight="bold"/>
    </style:style>
    <style:style style:name="T3_2" style:family="text" style:parent-style-name="Default_20_Paragraph_20_Font"/>
    <style:style style:name="P4" style:family="paragraph" style:parent-style-name="Div">
      <style:paragraph-properties fo:text-align="left" fo:margin-bottom="0.494cm"/>
    </style:style>
    <style:style style:name="T4_1" style:family="text" style:parent-style-name="Default_20_Paragraph_20_Font">
      <style:text-properties fo:font-weight="bold"/>
    </style:style>
    <style:style style:name="T4_2" style:family="text" style:parent-style-name="Default_20_Paragraph_20_Font"/>
    <style:style style:name="P5" style:family="paragraph" style:parent-style-name="Div">
      <style:paragraph-properties fo:text-align="left" fo:margin-bottom="0.494cm"/>
    </style:style>
    <style:style style:name="T5_1" style:family="text" style:parent-style-name="Default_20_Paragraph_20_Font">
      <style:text-properties fo:font-weight="bold"/>
    </style:style>
    <style:style style:name="T5_2" style:family="text" style:parent-style-name="Default_20_Paragraph_20_Font"/>
    <style:style style:name="P6" style:family="paragraph" style:parent-style-name="Div">
      <style:paragraph-properties fo:text-align="left" fo:margin-bottom="0.494cm"/>
    </style:style>
    <style:style style:name="T6_1" style:family="text" style:parent-style-name="Default_20_Paragraph_20_Font">
      <style:text-properties fo:font-weight="bold"/>
    </style:style>
    <style:style style:name="T6_2" style:family="text" style:parent-style-name="Default_20_Paragraph_20_Font"/>
    <style:style style:name="P7" style:family="paragraph" style:parent-style-name="Div">
      <style:paragraph-properties fo:text-align="left" fo:margin-bottom="0.494cm"/>
    </style:style>
    <style:style style:name="T7_1" style:family="text" style:parent-style-name="Default_20_Paragraph_20_Font">
      <style:text-properties fo:font-weight="bold"/>
    </style:style>
    <style:style style:name="T7_2" style:family="text" style:parent-style-name="Default_20_Paragraph_20_Font"/>
    <style:style style:name="P8" style:family="paragraph" style:parent-style-name="Div">
      <style:paragraph-properties fo:text-align="left" fo:margin-bottom="0.494cm"/>
    </style:style>
    <style:style style:name="T8_1" style:family="text" style:parent-style-name="Default_20_Paragraph_20_Font">
      <style:text-properties fo:font-weight="bold"/>
    </style:style>
    <style:style style:name="T8_2" style:family="text" style:parent-style-name="Default_20_Paragraph_20_Font"/>
    <style:style style:name="P9" style:family="paragraph" style:parent-style-name="Div">
      <style:paragraph-properties fo:text-align="left" fo:margin-bottom="0.494cm"/>
    </style:style>
    <style:style style:name="T9_1" style:family="text" style:parent-style-name="Default_20_Paragraph_20_Font">
      <style:text-properties fo:font-weight="bold"/>
    </style:style>
    <style:style style:name="T9_2" style:family="text" style:parent-style-name="Default_20_Paragraph_20_Font"/>
    <style:style style:name="P10" style:family="paragraph" style:parent-style-name="Div">
      <style:paragraph-properties fo:text-align="left" fo:margin-bottom="0.494cm"/>
    </style:style>
    <style:style style:name="T10_1" style:family="text" style:parent-style-name="Default_20_Paragraph_20_Font">
      <style:text-properties fo:font-weight="bold"/>
    </style:style>
    <style:style style:name="T10_2" style:family="text" style:parent-style-name="Default_20_Paragraph_20_Font"/>
    <style:style style:name="T10_3" style:family="text" style:parent-style-name="Default_20_Paragraph_20_Font"/>
    <style:style style:name="P11" style:family="paragraph" style:parent-style-name="Div">
      <style:paragraph-properties fo:text-align="left" fo:margin-bottom="0.494cm"/>
    </style:style>
    <style:style style:name="T11_1" style:family="text" style:parent-style-name="Default_20_Paragraph_20_Font">
      <style:text-properties fo:font-weight="bold"/>
    </style:style>
    <style:style style:name="T11_2" style:family="text" style:parent-style-name="Default_20_Paragraph_20_Font"/>
    <style:style style:name="P12" style:family="paragraph" style:parent-style-name="Div">
      <style:paragraph-properties fo:text-align="left" fo:margin-bottom="0.494cm"/>
    </style:style>
    <style:style style:name="T12_1" style:family="text" style:parent-style-name="Default_20_Paragraph_20_Font">
      <style:text-properties fo:font-weight="bold"/>
    </style:style>
    <style:style style:name="T12_2" style:family="text" style:parent-style-name="Default_20_Paragraph_20_Font"/>
    <style:style style:name="P13" style:family="paragraph" style:parent-style-name="Div">
      <style:paragraph-properties fo:text-align="left" fo:margin-bottom="0.494cm"/>
    </style:style>
    <style:style style:name="T13_1" style:family="text" style:parent-style-name="Default_20_Paragraph_20_Font">
      <style:text-properties fo:font-weight="bold"/>
    </style:style>
    <style:style style:name="T13_2" style:family="text" style:parent-style-name="Default_20_Paragraph_20_Font"/>
    <style:style style:name="P14" style:family="paragraph" style:parent-style-name="Div">
      <style:paragraph-properties fo:text-align="left" fo:margin-bottom="0.494cm"/>
    </style:style>
    <style:style style:name="T14_1" style:family="text" style:parent-style-name="Default_20_Paragraph_20_Font">
      <style:text-properties fo:font-weight="bold"/>
    </style:style>
    <style:style style:name="T14_2" style:family="text" style:parent-style-name="Default_20_Paragraph_20_Font"/>
    <style:style style:name="P15" style:family="paragraph" style:parent-style-name="Standard">
      <style:paragraph-properties fo:text-align="left" fo:margin-bottom="0.494cm"/>
    </style:style>
    <style:style style:name="T15_1" style:family="text" style:parent-style-name="Default_20_Paragraph_20_Font">
      <style:text-properties fo:font-weight="bold"/>
    </style:style>
    <style:style style:name="T15_2" style:family="text" style:parent-style-name="Default_20_Paragraph_20_Font"/>
    <style:style style:name="P16" style:family="paragraph" style:parent-style-name="Div">
      <style:paragraph-properties fo:text-align="left" fo:margin-bottom="0.494cm"/>
    </style:style>
    <style:style style:name="T16_1" style:family="text" style:parent-style-name="Default_20_Paragraph_20_Font">
      <style:text-properties fo:font-weight="bold"/>
    </style:style>
    <style:style style:name="T16_2" style:family="text" style:parent-style-name="Default_20_Paragraph_20_Font"/>
    <style:style style:name="P17" style:family="paragraph" style:parent-style-name="Div">
      <style:paragraph-properties fo:text-align="left" fo:margin-bottom="0.494cm"/>
    </style:style>
    <style:style style:name="T17_1" style:family="text" style:parent-style-name="Default_20_Paragraph_20_Font">
      <style:text-properties fo:font-weight="bold"/>
    </style:style>
    <style:style style:name="T17_2" style:family="text" style:parent-style-name="Default_20_Paragraph_20_Font"/>
    <style:style style:name="P18" style:family="paragraph" style:parent-style-name="Div">
      <style:paragraph-properties fo:text-align="left" fo:margin-bottom="0.494cm"/>
    </style:style>
    <style:style style:name="T18_1" style:family="text" style:parent-style-name="Default_20_Paragraph_20_Font">
      <style:text-properties fo:font-weight="bold"/>
    </style:style>
    <style:style style:name="T18_2" style:family="text" style:parent-style-name="Default_20_Paragraph_20_Font"/>
    <style:style style:name="P19" style:family="paragraph" style:parent-style-name="Div">
      <style:paragraph-properties fo:text-align="left" fo:margin-bottom="0.494cm"/>
    </style:style>
    <style:style style:name="T19_1" style:family="text" style:parent-style-name="Default_20_Paragraph_20_Font">
      <style:text-properties fo:font-weight="bold"/>
    </style:style>
    <style:style style:name="T19_2" style:family="text" style:parent-style-name="Default_20_Paragraph_20_Font"/>
    <style:style style:name="P20" style:family="paragraph" style:parent-style-name="Div">
      <style:paragraph-properties fo:text-align="left" fo:margin-bottom="0.494cm"/>
    </style:style>
    <style:style style:name="T20_1" style:family="text" style:parent-style-name="Default_20_Paragraph_20_Font">
      <style:text-properties fo:font-weight="bold"/>
    </style:style>
    <style:style style:name="T20_2" style:family="text" style:parent-style-name="Default_20_Paragraph_20_Font"/>
    <style:style style:name="T20_3" style:family="text" style:parent-style-name="Default_20_Paragraph_20_Font"/>
    <style:style style:name="P21" style:family="paragraph" style:parent-style-name="Div">
      <style:paragraph-properties fo:text-align="left" fo:margin-bottom="0.494cm"/>
    </style:style>
    <style:style style:name="T21_1" style:family="text" style:parent-style-name="Default_20_Paragraph_20_Font">
      <style:text-properties fo:font-weight="bold"/>
    </style:style>
    <style:style style:name="T21_2" style:family="text" style:parent-style-name="Default_20_Paragraph_20_Font"/>
    <style:style style:name="P22" style:family="paragraph" style:parent-style-name="Div">
      <style:paragraph-properties fo:text-align="left" fo:margin-bottom="0.494cm"/>
    </style:style>
    <style:style style:name="T22_1" style:family="text" style:parent-style-name="Default_20_Paragraph_20_Font">
      <style:text-properties fo:font-weight="bold"/>
    </style:style>
    <style:style style:name="T22_2" style:family="text" style:parent-style-name="Default_20_Paragraph_20_Font"/>
    <style:style style:name="P23" style:family="paragraph" style:parent-style-name="Div">
      <style:paragraph-properties fo:text-align="left" fo:margin-bottom="0.494cm"/>
    </style:style>
    <style:style style:name="T23_1" style:family="text" style:parent-style-name="Default_20_Paragraph_20_Font">
      <style:text-properties fo:font-weight="bold"/>
    </style:style>
    <style:style style:name="T23_2" style:family="text" style:parent-style-name="Default_20_Paragraph_20_Font"/>
    <style:style style:name="P24" style:family="paragraph" style:parent-style-name="Div">
      <style:paragraph-properties fo:text-align="left" fo:margin-bottom="0.494cm"/>
    </style:style>
    <style:style style:name="T24_1" style:family="text" style:parent-style-name="Default_20_Paragraph_20_Font">
      <style:text-properties fo:font-weight="bold"/>
    </style:style>
    <style:style style:name="T24_2" style:family="text" style:parent-style-name="Default_20_Paragraph_20_Font"/>
    <style:style style:name="P25" style:family="paragraph" style:parent-style-name="Div">
      <style:paragraph-properties fo:text-align="left" fo:margin-bottom="0.494cm"/>
    </style:style>
    <style:style style:name="T25_1" style:family="text" style:parent-style-name="Default_20_Paragraph_20_Font">
      <style:text-properties fo:font-weight="bold"/>
    </style:style>
    <style:style style:name="T25_2" style:family="text" style:parent-style-name="Default_20_Paragraph_20_Font"/>
    <style:style style:name="P26" style:family="paragraph" style:parent-style-name="Div">
      <style:paragraph-properties fo:text-align="left" fo:margin-bottom="0.494cm"/>
    </style:style>
    <style:style style:name="T26_1" style:family="text" style:parent-style-name="Default_20_Paragraph_20_Font">
      <style:text-properties fo:font-weight="bold"/>
    </style:style>
    <style:style style:name="T26_2" style:family="text" style:parent-style-name="Default_20_Paragraph_20_Font"/>
    <style:style style:name="P27" style:family="paragraph" style:parent-style-name="Heading_20_2">
      <style:paragraph-properties fo:text-align="left" fo:margin-bottom="0.494cm"/>
    </style:style>
    <style:style style:name="T27_1" style:family="text" style:parent-style-name="Default_20_Paragraph_20_Font"/>
    <style:style style:name="P28" style:family="paragraph" style:parent-style-name="Div">
      <style:paragraph-properties fo:text-align="left" fo:margin-bottom="0.494cm"/>
    </style:style>
    <style:style style:name="T28_1" style:family="text" style:parent-style-name="Default_20_Paragraph_20_Font">
      <style:text-properties fo:font-weight="bold"/>
    </style:style>
    <style:style style:name="T28_2" style:family="text" style:parent-style-name="Default_20_Paragraph_20_Font"/>
    <style:style style:name="P29" style:family="paragraph" style:parent-style-name="Div">
      <style:paragraph-properties fo:text-align="left" fo:margin-bottom="0.494cm"/>
    </style:style>
    <style:style style:name="T29_1" style:family="text" style:parent-style-name="Default_20_Paragraph_20_Font">
      <style:text-properties fo:font-weight="bold"/>
    </style:style>
    <style:style style:name="T29_2" style:family="text" style:parent-style-name="Default_20_Paragraph_20_Font"/>
    <style:style style:name="P30" style:family="paragraph" style:parent-style-name="Standard">
      <style:paragraph-properties fo:text-align="left"/>
    </style:style>
    <style:style style:name="T30_1" style:family="text" style:parent-style-name="Default_20_Paragraph_20_Font"/>
  </office:automatic-styles>
  <office:body>
    <office:text>
      <text:h text:style-name="P1" text:outline-level="1"><text:span text:style-name="T1_1">Levantamento<text:s/>de<text:s/>Requisitos<text:s/></text:span></text:h>
      <text:h text:style-name="P2" text:outline-level="2"><text:span text:style-name="T2_1">Requisitos<text:s/>Funcionais<text:s/></text:span></text:h>
      <text:p text:style-name="P3"><text:span text:style-name="T3_1">RF01.</text:span><text:span text:style-name="T3_2"><text:s/>O<text:s/>Administrador<text:s/>pode<text:s/>incluir/alterar/excluir<text:s/>Professores.<text:s/></text:span></text:p>
      <text:p text:style-name="P4"><text:span text:style-name="T4_1">RF02.</text:span><text:span text:style-name="T4_2"><text:s/>O<text:s/>Administrador<text:s/>pode<text:s/>incluir/alterar/excluir<text:s/>Professores<text:s/>Coordenadores.<text:s/></text:span></text:p>
      <text:p text:style-name="P5"><text:span text:style-name="T5_1">RF03.<text:s/></text:span><text:span text:style-name="T5_2">O<text:s/>Administrador<text:s/>pode<text:s/>incluir/alterar/excluir<text:s/>Áreas<text:s/>de<text:s/>Afinidade.<text:s/></text:span></text:p>
      <text:p text:style-name="P6"><text:span text:style-name="T6_1">RF04.</text:span><text:span text:style-name="T6_2"><text:s/>O<text:s/>Professor<text:s/>pode<text:s/>incluir/alterar/excluir<text:s/>Áreas<text:s/>de<text:s/>Interesse.<text:s/></text:span></text:p>
      <text:p text:style-name="P7"><text:span text:style-name="T7_1">RF05.</text:span><text:span text:style-name="T7_2"><text:s/>O<text:s/>Professor<text:s/>Coordenador<text:s/>pode<text:s/>incluir/alterar/excluir<text:s/>Alunos.<text:s/></text:span></text:p>
      <text:p text:style-name="P8"><text:span text:style-name="T8_1">RF06.</text:span><text:span text:style-name="T8_2"><text:s/>Cada<text:s/>usuário<text:s/>do<text:s/>sistema<text:s/>deve<text:s/>poder<text:s/>alterar<text:s/>seus<text:s/>dados<text:s/>pessoais.<text:s/></text:span></text:p>
      <text:p text:style-name="P9"><text:span text:style-name="T9_1">RF08.<text:s/></text:span><text:span text:style-name="T9_2">O<text:s/>Aluno<text:s/>deve<text:s/>preencher<text:s/>o<text:s/>Documento<text:s/>Aceite<text:s/>de<text:s/>Trabalho<text:s/>de<text:s/>Conclusão.<text:s/></text:span></text:p>
      <text:p text:style-name="P10"><text:span text:style-name="T10_1">RF08.</text:span><text:span text:style-name="T10_2"> O<text:s/>Aluno<text:s/>deve<text:s/>escolher<text:s/>um<text:s/>Professor<text:s/>para<text:s/>ser<text:s/>seu<text:s/>Orientador.</text:span><text:span text:style-name="T10_3"><text:s/></text:span></text:p>
      <text:p text:style-name="P11"><text:span text:style-name="T11_1">RF09.</text:span><text:span text:style-name="T11_2"><text:s/>O<text:s/>Professor<text:s/>Orientador<text:s/>deve<text:s/>aceitar<text:s/>ou<text:s/>rejeitar<text:s/>a<text:s/>orientação<text:s/>do<text:s/>Aluno.<text:s/></text:span></text:p>
      <text:p text:style-name="P12"><text:span text:style-name="T12_1">RF10.<text:s/></text:span><text:span text:style-name="T12_2">O<text:s/>Aluno<text:s/>deve<text:s/>incluir/alterar<text:s/>o<text:s/>Documento<text:s/>Proposta.<text:s/></text:span></text:p>
      <text:p text:style-name="P13"><text:span text:style-name="T13_1">RF11.<text:s/></text:span><text:span text:style-name="T13_2">O<text:s/>Professor<text:s/>Orientador<text:s/>deve<text:s/>aprovar<text:s/>o<text:s/>Documento<text:s/>Proposta<text:s/>do<text:s/>Aluno.<text:s/></text:span></text:p>
      <text:p text:style-name="P14"><text:span text:style-name="T14_1">RF12.<text:s/></text:span><text:span text:style-name="T14_2">O<text:s/>Professor<text:s/>Orientador<text:s/>pode<text:s/>fazer<text:s/>comentários<text:s/>nos<text:s/>Documentos<text:s/>Aceite<text:s/>e<text:s/>Proposta.<text:s/></text:span></text:p>
      <text:p text:style-name="P15"><text:span text:style-name="T15_1">RF13.<text:s/></text:span><text:span text:style-name="T15_2">O<text:s/>Professor<text:s/>Orientador<text:s/>deve<text:s/>registrar<text:s/>as<text:s/>Reuniões<text:s/>virtuais<text:s/>ou<text:s/>presenciais,<text:s/>assim<text:s/>como<text:s/>as<text:s/>decisões<text:s/>tomadas<text:s/>na<text:s/>mesma.<text:s/></text:span></text:p>
      <text:p text:style-name="P16"><text:span text:style-name="T16_1">RF14.<text:s/></text:span><text:span text:style-name="T16_2">O<text:s/>Aluno<text:s/>deve<text:s/>incluir/alterar<text:s/>o<text:s/>Documento<text:s/>Artigo.<text:s/></text:span></text:p>
      <text:p text:style-name="P17"><text:span text:style-name="T17_1">RF15.<text:s/></text:span><text:span text:style-name="T17_2">O<text:s/>Professor<text:s/>Orientador<text:s/>deve<text:s/>Aprovar<text:s/>o<text:s/>Documento<text:s/>Artigo<text:s/>do<text:s/>Aluno.<text:s/></text:span></text:p>
      <text:p text:style-name="P18"><text:span text:style-name="T18_1">RF16.</text:span><text:span text:style-name="T18_2"> O<text:s/>Professor<text:s/>Orientador<text:s/>deve<text:s/>liberar<text:s/>ou<text:s/>não<text:s/>o<text:s/>Trabalho<text:s/>de<text:s/>Conclusão<text:s/>para<text:s/>ir<text:s/>a<text:s/>Banca.<text:s/></text:span></text:p>
      <text:p text:style-name="P19"><text:span text:style-name="T19_1">RF17.<text:s/></text:span><text:span text:style-name="T19_2">O<text:s/>Professor<text:s/>Coordenador<text:s/>deve<text:s/>criar<text:s/>Bancas<text:s/>para<text:s/>avaliação<text:s/>dos<text:s/>Trabalhos<text:s/>de<text:s/>Conclusão.<text:s/></text:span></text:p>
      <text:p text:style-name="P20"><text:span text:style-name="T20_1">RF18.<text:s/></text:span><text:span text:style-name="T20_2">A<text:s/>Banca<text:s/>deve<text:s/>dar<text:s/>o<text:s/>parecer<text:s/>final<text:s/>sobre<text:s/>o<text:s/>Trabalho<text:s/>de<text:s/>Conclusão.</text:span><text:span text:style-name="T20_3"><text:s/></text:span></text:p>
      <text:p text:style-name="P21"><text:span text:style-name="T21_1">RF19.</text:span><text:span text:style-name="T21_2"><text:s/>O<text:s/>Sistema<text:s/>deve<text:s/>fazer<text:s/>o<text:s/>versionamento<text:s/>da<text:s/>Proposta<text:s/>e<text:s/>do<text:s/>Artigo,<text:s/>permitindo<text:s/>voltar<text:s/>para<text:s/>versões<text:s/>anteriores.<text:s/></text:span></text:p>
      <text:p text:style-name="P22"><text:span text:style-name="T22_1">RF20.<text:s/></text:span><text:span text:style-name="T22_2">O<text:s/>Sistema<text:s/>deve<text:s/>permitir<text:s/>a<text:s/>troca<text:s/>de<text:s/>Documentos<text:s/>Binários<text:s/>entre<text:s/>Professor<text:s/>Orientador<text:s/>e<text:s/>Aluno.<text:s/></text:span></text:p>
      <text:p text:style-name="P23"><text:span text:style-name="T23_1">RF21.<text:s/></text:span><text:span text:style-name="T23_2">O<text:s/>Sistema<text:s/>deve<text:s/>enviar<text:s/>e-mail<text:s/>para<text:s/>o<text:s/>Professor<text:s/>Orientador<text:s/>quando<text:s/>houverem<text:s/>mudanças<text:s/>nos<text:s/>Documentos.<text:s/></text:span></text:p>
      <text:p text:style-name="P24"><text:span text:style-name="T24_1">RF22.<text:s/></text:span><text:span text:style-name="T24_2">O<text:s/>Sistema<text:s/>deve<text:s/>enviar<text:s/>e-mail<text:s/>para<text:s/>o<text:s/>Professor<text:s/>Orientador<text:s/>quando<text:s/>ele<text:s/>for<text:s/>escolhido<text:s/>para<text:s/>uma<text:s/>Banca.<text:s/></text:span></text:p>
      <text:p text:style-name="P25"><text:span text:style-name="T25_1">RF23.</text:span><text:span text:style-name="T25_2"> O<text:s/>Sistema<text:s/>deve<text:s/>enviar<text:s/>e-mail<text:s/>para<text:s/>o<text:s/>Aluno<text:s/>quando<text:s/>o<text:s/>Professor<text:s/>Orientador<text:s/>der<text:s/>seu<text:s/>parecer<text:s/>sobre<text:s/>os<text:s/>Documentos.<text:s/></text:span></text:p>
      <text:p text:style-name="P26"><text:span text:style-name="T26_1">RF24.<text:s/></text:span><text:span text:style-name="T26_2">O<text:s/>Sistema<text:s/>deve<text:s/>enviar<text:s/>e-mail<text:s/>para<text:s/>o<text:s/>Aluno<text:s/>com<text:s/>o<text:s/>resultado<text:s/>da<text:s/>avaliação<text:s/>do<text:s/>Trabalho<text:s/>de<text:s/>Conclusão.<text:s/></text:span></text:p>
      <text:h text:style-name="P27" text:outline-level="2"><text:span text:style-name="T27_1">Requisitos<text:s/>Não-Funcionais<text:s/></text:span></text:h>
      <text:p text:style-name="P28"><text:span text:style-name="T28_1">RNF01.</text:span><text:span text:style-name="T28_2"><text:s/>O<text:s/>sistema<text:s/>deve<text:s/>ser<text:s/>acessível<text:s/>de<text:s/>qualquer<text:s/>browser<text:s/>moderno<text:s/>e<text:s/>de<text:s/>qualquer<text:s/>sistema<text:s/>operacional<text:s/></text:span></text:p>
      <text:p text:style-name="P29"><text:span text:style-name="T29_1">RNF02.</text:span><text:span text:style-name="T29_2"><text:s/>O<text:s/>sistema<text:s/>deve<text:s/>ser<text:s/>seguro,<text:s/>não<text:s/>permitindo<text:s/>pessoas<text:s/>não<text:s/>autorizadas<text:s/>ter<text:s/>acesso<text:s/>ao<text:s/>mesmo<text:s/>e<text:s/>não<text:s/>expor<text:s/>dados<text:s/>sensíveis<text:s/></text:span></text:p>
      <text:p text:style-name="P30"><text:span text:style-name="T30_1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fo:color="#000000" style:font-name="Verdana" fo:font-size="10pt" style:font-name-asian="Verdana" style:font-size-asian="12pt" style:font-name-complex="Verdana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8pt" style:font-name-asian="Verdana" style:font-size-asian="16pt" style:font-name-complex="Verdana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fo:color="#00000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2pt" style:font-name-asian="Verdana" style:font-size-asian="13pt" style:font-name-complex="Verdana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fo:color="#000000" style:font-name="Verdana" fo:font-size="10pt" style:font-name-asian="Verdana" style:font-size-asian="14pt" style:font-name-complex="Verdana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fo:color="#000000" style:font-name="Verdana" fo:font-size="8pt" style:font-name-asian="Verdana" style:font-size-asian="13pt" style:font-name-complex="Verdana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fo:color="#000000" style:font-name="Verdana" fo:font-size="8pt" style:font-name-asian="Verdana" style:font-size-asian="11pt" style:font-name-complex="Verdana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2.0</meta:generator>
    <dc:title>Levantamento de Requisitos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